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55cm"/>
    </style:style>
    <style:style style:name="co3" style:family="table-column">
      <style:table-column-properties fo:break-before="auto" style:column-width="6.0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Problem Link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xtra Info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rrays 1</text:p>
          </table:table-cell>
          <table:table-cell office:value-type="string" calcext:value-type="string">
            <text:p><text:a xlink:href="https://practice.geeksforgeeks.org/problems/replace-all-0s-with-5/0/?track=amazon-arrays&amp;batchId=192" xlink:type="simple">Replace all 0's with 5</text:a></text:p>
          </table:table-cell>
          <table:table-cell table:style-name="ce4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rrays 2</text:p>
          </table:table-cell>
          <table:table-cell office:value-type="string" calcext:value-type="string">
            <text:p><text:a xlink:href="https://practice.geeksforgeeks.org/problems/third-largest-element/0/?track=amazon-arrays&amp;batchId=192" xlink:type="simple">Third largest elemen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3</text:p>
          </table:table-cell>
          <table:table-cell office:value-type="string" calcext:value-type="string">
            <text:p><text:a xlink:href="https://practice.geeksforgeeks.org/problems/max-and-second-max/0/?track=amazon-arrays&amp;batchId=192" xlink:type="simple">Max and Second Ma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4</text:p>
          </table:table-cell>
          <table:table-cell office:value-type="string" calcext:value-type="string">
            <text:p><text:a xlink:href="https://practice.geeksforgeeks.org/problems/minimum-distance-between-two-numbers/0/?track=amazon-arrays&amp;batchId=192" xlink:type="simple">Minimum distance between two numbers</text:a></text:p>
          </table:table-cell>
          <table:table-cell table:style-name="ce4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rrays 5</text:p>
          </table:table-cell>
          <table:table-cell office:value-type="string" calcext:value-type="string">
            <text:p><text:a xlink:href="https://practice.geeksforgeeks.org/problems/rotate-array-by-n-elements-1587115621/0/?track=amazon-arrays&amp;batchId=192" xlink:type="simple">Rotate Array</text:a></text:p>
          </table:table-cell>
          <table:table-cell table:style-name="ce4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rrays 6</text:p>
          </table:table-cell>
          <table:table-cell office:value-type="string" calcext:value-type="string">
            <text:p><text:a xlink:href="https://practice.geeksforgeeks.org/problems/max-sum-path-in-two-arrays/0/?track=amazon-arrays&amp;batchId=192" xlink:type="simple">Max sum path in two array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7</text:p>
          </table:table-cell>
          <table:table-cell office:value-type="string" calcext:value-type="string">
            <text:p><text:a xlink:href="https://practice.geeksforgeeks.org/problems/remove-duplicates-in-small-prime-array/0/?track=amazon-arrays&amp;batchId=192" xlink:type="simple">Remove duplicates in small prime array</text:a></text:p>
          </table:table-cell>
          <table:table-cell table:style-name="ce4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rrays 8</text:p>
          </table:table-cell>
          <table:table-cell office:value-type="string" calcext:value-type="string">
            <text:p><text:a xlink:href="https://practice.geeksforgeeks.org/problems/max-sum-in-the-configuration/0/?track=amazon-arrays&amp;batchId=192" xlink:type="simple">Max sum in the configuration</text:a></text:p>
          </table:table-cell>
          <table:table-cell table:style-name="ce4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rrays 9</text:p>
          </table:table-cell>
          <table:table-cell office:value-type="string" calcext:value-type="string">
            <text:p><text:a xlink:href="https://practice.geeksforgeeks.org/problems/sorted-subsequence-of-size-3/0/?track=amazon-arrays&amp;batchId=192" xlink:type="simple">Sorted subsequence of size 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0</text:p>
          </table:table-cell>
          <table:table-cell office:value-type="string" calcext:value-type="string">
            <text:p><text:a xlink:href="https://practice.geeksforgeeks.org/problems/find-duplicates-in-an-array/0/?track=amazon-arrays&amp;batchId=192" xlink:type="simple">Find duplicates in an array</text:a></text:p>
          </table:table-cell>
          <table:table-cell table:style-name="ce4" office:value-type="string" calcext:value-type="string">
            <text:p>Done</text:p>
          </table:table-cell>
          <table:table-cell office:value-type="string" calcext:value-type="string">
            <text:p>In O(N) time and O(1) space.</text:p>
          </table:table-cell>
        </table:table-row>
        <table:table-row table:style-name="ro1">
          <table:table-cell office:value-type="string" calcext:value-type="string">
            <text:p>Arrays 11</text:p>
          </table:table-cell>
          <table:table-cell office:value-type="string" calcext:value-type="string">
            <text:p><text:a xlink:href="https://practice.geeksforgeeks.org/problems/mountain-subarray-problem/0/?track=amazon-arrays&amp;batchId=192" xlink:type="simple">Mountain Subarray Proble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2</text:p>
          </table:table-cell>
          <table:table-cell office:value-type="string" calcext:value-type="string">
            <text:p><text:a xlink:href="https://practice.geeksforgeeks.org/problems/wave-array-1587115621/0/?track=amazon-arrays&amp;batchId=192" xlink:type="simple">Wave Array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3</text:p>
          </table:table-cell>
          <table:table-cell office:value-type="string" calcext:value-type="string">
            <text:p><text:a xlink:href="https://practice.geeksforgeeks.org/problems/equilibrium-point-1587115620/0/?track=amazon-arrays&amp;batchId=192" xlink:type="simple">Equilibrium Poin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4</text:p>
          </table:table-cell>
          <table:table-cell office:value-type="string" calcext:value-type="string">
            <text:p><text:a xlink:href="https://practice.geeksforgeeks.org/problems/stickler-theif-1587115621/0/?track=amazon-arrays&amp;batchId=192" xlink:type="simple">Stickler Thief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5</text:p>
          </table:table-cell>
          <table:table-cell office:value-type="string" calcext:value-type="string">
            <text:p><text:a xlink:href="https://practice.geeksforgeeks.org/problems/product-array-puzzle4525/0/?track=amazon-arrays&amp;batchId=192" xlink:type="simple">Product array puzzl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6</text:p>
          </table:table-cell>
          <table:table-cell office:value-type="string" calcext:value-type="string">
            <text:p><text:a xlink:href="https://practice.geeksforgeeks.org/problems/maximum-index-1587115620/0/?track=amazon-arrays&amp;batchId=192" xlink:type="simple">Maximum Inde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7</text:p>
          </table:table-cell>
          <table:table-cell office:value-type="string" calcext:value-type="string">
            <text:p><text:a xlink:href="https://practice.geeksforgeeks.org/problems/subarray-with-given-sum-1587115621/0/?track=amazon-arrays&amp;batchId=192" xlink:type="simple">Subarray with given su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8</text:p>
          </table:table-cell>
          <table:table-cell office:value-type="string" calcext:value-type="string">
            <text:p><text:a xlink:href="https://practice.geeksforgeeks.org/problems/kadanes-algorithm-1587115620/0/?track=amazon-arrays&amp;batchId=192" xlink:type="simple">Kadane's Algorith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9</text:p>
          </table:table-cell>
          <table:table-cell office:value-type="string" calcext:value-type="string">
            <text:p><text:a xlink:href="https://practice.geeksforgeeks.org/problems/trapping-rain-water-1587115621/0/?track=amazon-arrays&amp;batchId=192" xlink:type="simple">Trapping Rain Wate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0</text:p>
          </table:table-cell>
          <table:table-cell office:value-type="string" calcext:value-type="string">
            <text:p><text:a xlink:href="https://practice.geeksforgeeks.org/problems/container-with-most-water0535/0/?track=amazon-arrays&amp;batchId=192" xlink:type="simple">Container With Most Wate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1</text:p>
          </table:table-cell>
          <table:table-cell office:value-type="string" calcext:value-type="string">
            <text:p><text:a xlink:href="https://practice.geeksforgeeks.org/problems/three-sum-closest/0/?track=amazon-arrays&amp;batchId=192" xlink:type="simple">Three Sum Closes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2</text:p>
          </table:table-cell>
          <table:table-cell office:value-type="string" calcext:value-type="string">
            <text:p><text:a xlink:href="https://practice.geeksforgeeks.org/problems/max-circular-subarray-sum-1587115620/0/?track=amazon-arrays&amp;batchId=192" xlink:type="simple">Max Circular Subarray Su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3</text:p>
          </table:table-cell>
          <table:table-cell office:value-type="string" calcext:value-type="string">
            <text:p><text:a xlink:href="https://practice.geeksforgeeks.org/problems/rearrange-an-array-with-o1-extra-space3142/0/?track=amazon-arrays&amp;batchId=192" xlink:type="simple">Rearrange an array with O(1) extra spac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4</text:p>
          </table:table-cell>
          <table:table-cell office:value-type="string" calcext:value-type="string">
            <text:p><text:a xlink:href="https://practice.geeksforgeeks.org/problems/frequency-of-array-elements-1587115620/0/?track=amazon-arrays&amp;batchId=192" xlink:type="simple">Frequencies of Limited Range Array Element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5</text:p>
          </table:table-cell>
          <table:table-cell office:value-type="string" calcext:value-type="string">
            <text:p><text:a xlink:href="https://practice.geeksforgeeks.org/problems/union-of-two-sorted-arrays-1587115621/0/?track=amazon-arrays&amp;batchId=192" xlink:type="simple">Union of Two Sorted Array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6</text:p>
          </table:table-cell>
          <table:table-cell office:value-type="string" calcext:value-type="string">
            <text:p><text:a xlink:href="https://practice.geeksforgeeks.org/problems/intersection-of-two-arrays2404/0/?track=amazon-arrays&amp;batchId=192" xlink:type="simple">Intersection of two array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7</text:p>
          </table:table-cell>
          <table:table-cell office:value-type="string" calcext:value-type="string">
            <text:p><text:a xlink:href="https://practice.geeksforgeeks.org/problems/binary-array-sorting5355/0/?track=amazon-arrays&amp;batchId=192" xlink:type="simple">Binary Array Sorting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23:03:18.340314289</meta:creation-date>
    <meta:generator>LibreOffice/6.4.7.2$Linux_X86_64 LibreOffice_project/40$Build-2</meta:generator>
    <dc:date>2022-07-06T23:29:58.641361481</dc:date>
    <meta:editing-duration>PT5M13S</meta:editing-duration>
    <meta:editing-cycles>4</meta:editing-cycles>
    <meta:document-statistic meta:table-count="1" meta:cell-count="65" meta:object-count="0"/>
  </office:meta>
</office:document-meta>
</file>